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1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1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1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299646214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pt" fo:margin-left="57pt" fo:margin-right="57pt" fo:margin-top="42pt" fo:page-height="841pt" fo:page-width="595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meta:initial-creator>Thomas Zander</meta:initial-creator>
    <meta:editing-cycles>10</meta:editing-cycles>
    <meta:creation-date>2005-12-12T11:42:10</meta:creation-date>
    <dc:date>2006-01-02T15:04:43</dc:date>
    <dc:creator>Thomas Zander</dc:creator>
    <meta:user-defined meta:name="email">zander@kde.org</meta:user-defined>
  </office:meta>
</office:document-meta>
</file>